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76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_2" table:style-name="ta1" table:print="false">
        <table:table-column table:style-name="co1" table:number-columns-repeated="60" table:default-cell-style-name="Default"/>
        <table:table-row table:style-name="ro1">
          <table:table-cell office:value-type="string">
            <text:p>biul</text:p>
          </table:table-cell>
          <table:table-cell office:value-type="string">
            <text:p>bmll</text:p>
          </table:table-cell>
          <table:table-cell office:value-type="string">
            <text:p>bmlr</text:p>
          </table:table-cell>
          <table:table-cell office:value-type="string">
            <text:p>bmll</text:p>
          </table:table-cell>
          <table:table-cell office:value-type="string">
            <text:p>bmlr</text:p>
          </table:table-cell>
          <table:table-cell office:value-type="string">
            <text:p>bmll</text:p>
          </table:table-cell>
          <table:table-cell office:value-type="string">
            <text:p>bmlr</text:p>
          </table:table-cell>
          <table:table-cell office:value-type="string">
            <text:p>bmll</text:p>
          </table:table-cell>
          <table:table-cell office:value-type="string">
            <text:p>bmlr</text:p>
          </table:table-cell>
          <table:table-cell office:value-type="string">
            <text:p>bmll</text:p>
          </table:table-cell>
          <table:table-cell office:value-type="string">
            <text:p>bmlr</text:p>
          </table:table-cell>
          <table:table-cell office:value-type="string">
            <text:p>bmll</text:p>
          </table:table-cell>
          <table:table-cell office:value-type="string">
            <text:p>bmlr</text:p>
          </table:table-cell>
          <table:table-cell office:value-type="string">
            <text:p>bmll</text:p>
          </table:table-cell>
          <table:table-cell office:value-type="string">
            <text:p>bmlr</text:p>
          </table:table-cell>
          <table:table-cell office:value-type="string">
            <text:p>bmll</text:p>
          </table:table-cell>
          <table:table-cell office:value-type="string">
            <text:p>bmlr</text:p>
          </table:table-cell>
          <table:table-cell office:value-type="string">
            <text:p>bmll</text:p>
          </table:table-cell>
          <table:table-cell office:value-type="string">
            <text:p>bmlr</text:p>
          </table:table-cell>
          <table:table-cell office:value-type="string">
            <text:p>bmll</text:p>
          </table:table-cell>
          <table:table-cell office:value-type="string">
            <text:p>bmlr</text:p>
          </table:table-cell>
          <table:table-cell office:value-type="string">
            <text:p>bmll</text:p>
          </table:table-cell>
          <table:table-cell office:value-type="string">
            <text:p>bmlr</text:p>
          </table:table-cell>
          <table:table-cell office:value-type="string">
            <text:p>bmll</text:p>
          </table:table-cell>
          <table:table-cell office:value-type="string">
            <text:p>bmlr</text:p>
          </table:table-cell>
          <table:table-cell office:value-type="string">
            <text:p>bmll</text:p>
          </table:table-cell>
          <table:table-cell office:value-type="string">
            <text:p>bmlr</text:p>
          </table:table-cell>
          <table:table-cell office:value-type="string">
            <text:p>bmll</text:p>
          </table:table-cell>
          <table:table-cell office:value-type="string">
            <text:p>bmlr</text:p>
          </table:table-cell>
          <table:table-cell office:value-type="string">
            <text:p>bmll</text:p>
          </table:table-cell>
          <table:table-cell office:value-type="string">
            <text:p>bmlr</text:p>
          </table:table-cell>
          <table:table-cell office:value-type="string">
            <text:p>bmll</text:p>
          </table:table-cell>
          <table:table-cell office:value-type="string">
            <text:p>bmlr</text:p>
          </table:table-cell>
          <table:table-cell office:value-type="string">
            <text:p>bmll</text:p>
          </table:table-cell>
          <table:table-cell office:value-type="string">
            <text:p>bmlr</text:p>
          </table:table-cell>
          <table:table-cell office:value-type="string">
            <text:p>bmll</text:p>
          </table:table-cell>
          <table:table-cell office:value-type="string">
            <text:p>bmlr</text:p>
          </table:table-cell>
          <table:table-cell office:value-type="string">
            <text:p>bmll</text:p>
          </table:table-cell>
          <table:table-cell office:value-type="string">
            <text:p>bmlr</text:p>
          </table:table-cell>
          <table:table-cell office:value-type="string">
            <text:p>bmll</text:p>
          </table:table-cell>
          <table:table-cell office:value-type="string">
            <text:p>bmlr</text:p>
          </table:table-cell>
          <table:table-cell office:value-type="string">
            <text:p>bmll</text:p>
          </table:table-cell>
          <table:table-cell office:value-type="string">
            <text:p>bmlr</text:p>
          </table:table-cell>
          <table:table-cell office:value-type="string">
            <text:p>bmll</text:p>
          </table:table-cell>
          <table:table-cell office:value-type="string">
            <text:p>bmlr</text:p>
          </table:table-cell>
          <table:table-cell office:value-type="string">
            <text:p>bmll</text:p>
          </table:table-cell>
          <table:table-cell office:value-type="string">
            <text:p>bmlr</text:p>
          </table:table-cell>
          <table:table-cell office:value-type="string">
            <text:p>bmll</text:p>
          </table:table-cell>
          <table:table-cell office:value-type="string">
            <text:p>bmlr</text:p>
          </table:table-cell>
          <table:table-cell office:value-type="string">
            <text:p>bmll</text:p>
          </table:table-cell>
          <table:table-cell office:value-type="string">
            <text:p>bmlr</text:p>
          </table:table-cell>
          <table:table-cell office:value-type="string">
            <text:p>bmll</text:p>
          </table:table-cell>
          <table:table-cell office:value-type="string">
            <text:p>bmlr</text:p>
          </table:table-cell>
          <table:table-cell office:value-type="string">
            <text:p>bmll</text:p>
          </table:table-cell>
          <table:table-cell office:value-type="string">
            <text:p>bmlr</text:p>
          </table:table-cell>
          <table:table-cell office:value-type="string">
            <text:p>bmll</text:p>
          </table:table-cell>
          <table:table-cell office:value-type="string">
            <text:p>bmlr</text:p>
          </table:table-cell>
          <table:table-cell office:value-type="string">
            <text:p>bmll</text:p>
          </table:table-cell>
          <table:table-cell office:value-type="string">
            <text:p>bmlr</text:p>
          </table:table-cell>
          <table:table-cell office:value-type="string">
            <text:p>biur</text:p>
          </table:table-cell>
        </table:table-row>
        <table:table-row table:style-name="ro1">
          <table:table-cell office:value-type="string">
            <text:p>bwul</text:p>
          </table:table-cell>
          <table:table-cell table:number-columns-repeated="58"/>
          <table:table-cell office:value-type="string">
            <text:p>bwur</text:p>
          </table:table-cell>
        </table:table-row>
        <table:table-row table:style-name="ro1">
          <table:table-cell office:value-type="string">
            <text:p>bwll</text:p>
          </table:table-cell>
          <table:table-cell table:number-columns-repeated="32"/>
          <table:table-cell office:value-type="string">
            <text:p>g</text:p>
          </table:table-cell>
          <table:table-cell table:number-columns-repeated="25"/>
          <table:table-cell office:value-type="string">
            <text:p>bwlr</text:p>
          </table:table-cell>
        </table:table-row>
        <table:table-row table:style-name="ro1">
          <table:table-cell office:value-type="string">
            <text:p>bwul</text:p>
          </table:table-cell>
          <table:table-cell table:number-columns-repeated="58"/>
          <table:table-cell office:value-type="string">
            <text:p>bwur</text:p>
          </table:table-cell>
        </table:table-row>
        <table:table-row table:style-name="ro1">
          <table:table-cell office:value-type="string">
            <text:p>bwll</text:p>
          </table:table-cell>
          <table:table-cell table:number-columns-repeated="58"/>
          <table:table-cell office:value-type="string">
            <text:p>bwlr</text:p>
          </table:table-cell>
        </table:table-row>
        <table:table-row table:style-name="ro1">
          <table:table-cell office:value-type="string">
            <text:p>bwul</text:p>
          </table:table-cell>
          <table:table-cell table:number-columns-repeated="58"/>
          <table:table-cell office:value-type="string">
            <text:p>bwur</text:p>
          </table:table-cell>
        </table:table-row>
        <table:table-row table:style-name="ro1">
          <table:table-cell office:value-type="string">
            <text:p>bwll</text:p>
          </table:table-cell>
          <table:table-cell table:number-columns-repeated="17"/>
          <table:table-cell office:value-type="string">
            <text:p>beul</text:p>
          </table:table-cell>
          <table:table-cell office:value-type="string">
            <text:p>bmul</text:p>
          </table:table-cell>
          <table:table-cell office:value-type="string">
            <text:p>bmur</text:p>
          </table:table-cell>
          <table:table-cell office:value-type="string">
            <text:p>bmul</text:p>
          </table:table-cell>
          <table:table-cell office:value-type="string">
            <text:p>bmur</text:p>
          </table:table-cell>
          <table:table-cell office:value-type="string">
            <text:p>bmul</text:p>
          </table:table-cell>
          <table:table-cell office:value-type="string">
            <text:p>bmur</text:p>
          </table:table-cell>
          <table:table-cell office:value-type="string">
            <text:p>bmul</text:p>
          </table:table-cell>
          <table:table-cell office:value-type="string">
            <text:p>bmur</text:p>
          </table:table-cell>
          <table:table-cell office:value-type="string">
            <text:p>bmul</text:p>
          </table:table-cell>
          <table:table-cell table:number-columns-repeated="2" office:value-type="string">
            <text:p>h</text:p>
          </table:table-cell>
          <table:table-cell office:value-type="string">
            <text:p>bmur</text:p>
          </table:table-cell>
          <table:table-cell office:value-type="string">
            <text:p>bmul</text:p>
          </table:table-cell>
          <table:table-cell office:value-type="string">
            <text:p>bmur</text:p>
          </table:table-cell>
          <table:table-cell office:value-type="string">
            <text:p>bmul</text:p>
          </table:table-cell>
          <table:table-cell office:value-type="string">
            <text:p>bmur</text:p>
          </table:table-cell>
          <table:table-cell office:value-type="string">
            <text:p>bmul</text:p>
          </table:table-cell>
          <table:table-cell office:value-type="string">
            <text:p>bmur</text:p>
          </table:table-cell>
          <table:table-cell office:value-type="string">
            <text:p>bmul</text:p>
          </table:table-cell>
          <table:table-cell office:value-type="string">
            <text:p>bmur</text:p>
          </table:table-cell>
          <table:table-cell office:value-type="string">
            <text:p>bmul</text:p>
          </table:table-cell>
          <table:table-cell office:value-type="string">
            <text:p>bmur</text:p>
          </table:table-cell>
          <table:table-cell office:value-type="string">
            <text:p>beur</text:p>
          </table:table-cell>
          <table:table-cell table:number-columns-repeated="17"/>
          <table:table-cell office:value-type="string">
            <text:p>bwlr</text:p>
          </table:table-cell>
        </table:table-row>
        <table:table-row table:style-name="ro1">
          <table:table-cell office:value-type="string">
            <text:p>bwul</text:p>
          </table:table-cell>
          <table:table-cell table:number-columns-repeated="17"/>
          <table:table-cell office:value-type="string">
            <text:p>bell</text:p>
          </table:table-cell>
          <table:table-cell office:value-type="string">
            <text:p>bmll</text:p>
          </table:table-cell>
          <table:table-cell office:value-type="string">
            <text:p>bmlr</text:p>
          </table:table-cell>
          <table:table-cell office:value-type="string">
            <text:p>bmll</text:p>
          </table:table-cell>
          <table:table-cell office:value-type="string">
            <text:p>bmlr</text:p>
          </table:table-cell>
          <table:table-cell office:value-type="string">
            <text:p>bmll</text:p>
          </table:table-cell>
          <table:table-cell office:value-type="string">
            <text:p>bmlr</text:p>
          </table:table-cell>
          <table:table-cell office:value-type="string">
            <text:p>bmll</text:p>
          </table:table-cell>
          <table:table-cell office:value-type="string">
            <text:p>bmlr</text:p>
          </table:table-cell>
          <table:table-cell office:value-type="string">
            <text:p>bmll</text:p>
          </table:table-cell>
          <table:table-cell office:value-type="string">
            <text:p>bmlr</text:p>
          </table:table-cell>
          <table:table-cell office:value-type="string">
            <text:p>bmll</text:p>
          </table:table-cell>
          <table:table-cell office:value-type="string">
            <text:p>bmlr</text:p>
          </table:table-cell>
          <table:table-cell office:value-type="string">
            <text:p>bmll</text:p>
          </table:table-cell>
          <table:table-cell office:value-type="string">
            <text:p>bmlr</text:p>
          </table:table-cell>
          <table:table-cell office:value-type="string">
            <text:p>bmll</text:p>
          </table:table-cell>
          <table:table-cell office:value-type="string">
            <text:p>bmlr</text:p>
          </table:table-cell>
          <table:table-cell office:value-type="string">
            <text:p>bmll</text:p>
          </table:table-cell>
          <table:table-cell office:value-type="string">
            <text:p>bmlr</text:p>
          </table:table-cell>
          <table:table-cell office:value-type="string">
            <text:p>bmll</text:p>
          </table:table-cell>
          <table:table-cell office:value-type="string">
            <text:p>bmlr</text:p>
          </table:table-cell>
          <table:table-cell office:value-type="string">
            <text:p>bmll</text:p>
          </table:table-cell>
          <table:table-cell office:value-type="string">
            <text:p>bmlr</text:p>
          </table:table-cell>
          <table:table-cell office:value-type="string">
            <text:p>belr</text:p>
          </table:table-cell>
          <table:table-cell table:number-columns-repeated="17"/>
          <table:table-cell office:value-type="string">
            <text:p>bwur</text:p>
          </table:table-cell>
        </table:table-row>
        <table:table-row table:style-name="ro1">
          <table:table-cell office:value-type="string">
            <text:p>bwll</text:p>
          </table:table-cell>
          <table:table-cell table:number-columns-repeated="58"/>
          <table:table-cell office:value-type="string">
            <text:p>bwlr</text:p>
          </table:table-cell>
        </table:table-row>
        <table:table-row table:style-name="ro1">
          <table:table-cell office:value-type="string">
            <text:p>bwul</text:p>
          </table:table-cell>
          <table:table-cell table:number-columns-repeated="58"/>
          <table:table-cell office:value-type="string">
            <text:p>bwur</text:p>
          </table:table-cell>
        </table:table-row>
        <table:table-row table:style-name="ro1">
          <table:table-cell office:value-type="string">
            <text:p>bwll</text:p>
          </table:table-cell>
          <table:table-cell table:number-columns-repeated="58"/>
          <table:table-cell office:value-type="string">
            <text:p>bwlr</text:p>
          </table:table-cell>
        </table:table-row>
        <table:table-row table:style-name="ro1">
          <table:table-cell office:value-type="string">
            <text:p>bwul</text:p>
          </table:table-cell>
          <table:table-cell table:number-columns-repeated="58"/>
          <table:table-cell office:value-type="string">
            <text:p>bwur</text:p>
          </table:table-cell>
        </table:table-row>
        <table:table-row table:style-name="ro1">
          <table:table-cell office:value-type="string">
            <text:p>bwll</text:p>
          </table:table-cell>
          <table:table-cell table:number-columns-repeated="58"/>
          <table:table-cell office:value-type="string">
            <text:p>bwlr</text:p>
          </table:table-cell>
        </table:table-row>
        <table:table-row table:style-name="ro1">
          <table:table-cell office:value-type="string">
            <text:p>bwul</text:p>
          </table:table-cell>
          <table:table-cell table:number-columns-repeated="25"/>
          <table:table-cell office:value-type="string">
            <text:p>beul</text:p>
          </table:table-cell>
          <table:table-cell office:value-type="string">
            <text:p>bmul</text:p>
          </table:table-cell>
          <table:table-cell office:value-type="string">
            <text:p>bmur</text:p>
          </table:table-cell>
          <table:table-cell office:value-type="string">
            <text:p>bmul</text:p>
          </table:table-cell>
          <table:table-cell office:value-type="string">
            <text:p>bmur</text:p>
          </table:table-cell>
          <table:table-cell office:value-type="string">
            <text:p>bmul</text:p>
          </table:table-cell>
          <table:table-cell office:value-type="string">
            <text:p>bmur</text:p>
          </table:table-cell>
          <table:table-cell office:value-type="string">
            <text:p>beur</text:p>
          </table:table-cell>
          <table:table-cell table:number-columns-repeated="25"/>
          <table:table-cell office:value-type="string">
            <text:p>bwur</text:p>
          </table:table-cell>
        </table:table-row>
        <table:table-row table:style-name="ro1">
          <table:table-cell office:value-type="string">
            <text:p>bwll</text:p>
          </table:table-cell>
          <table:table-cell table:number-columns-repeated="25"/>
          <table:table-cell office:value-type="string">
            <text:p>bwur</text:p>
          </table:table-cell>
          <table:table-cell office:value-type="string">
            <text:p>bcul</text:p>
          </table:table-cell>
          <table:table-cell office:value-type="string">
            <text:p>bcur</text:p>
          </table:table-cell>
          <table:table-cell office:value-type="string">
            <text:p>bcul</text:p>
          </table:table-cell>
          <table:table-cell office:value-type="string">
            <text:p>bcur</text:p>
          </table:table-cell>
          <table:table-cell office:value-type="string">
            <text:p>bcul</text:p>
          </table:table-cell>
          <table:table-cell office:value-type="string">
            <text:p>bcur</text:p>
          </table:table-cell>
          <table:table-cell office:value-type="string">
            <text:p>bwul</text:p>
          </table:table-cell>
          <table:table-cell table:number-columns-repeated="25"/>
          <table:table-cell office:value-type="string">
            <text:p>bwlr</text:p>
          </table:table-cell>
        </table:table-row>
        <table:table-row table:style-name="ro1">
          <table:table-cell office:value-type="string">
            <text:p>bwul</text:p>
          </table:table-cell>
          <table:table-cell table:number-columns-repeated="25"/>
          <table:table-cell office:value-type="string">
            <text:p>bwlr</text:p>
          </table:table-cell>
          <table:table-cell office:value-type="string">
            <text:p>bcll</text:p>
          </table:table-cell>
          <table:table-cell office:value-type="string">
            <text:p>bclr</text:p>
          </table:table-cell>
          <table:table-cell office:value-type="string">
            <text:p>bcll</text:p>
          </table:table-cell>
          <table:table-cell office:value-type="string">
            <text:p>bclr</text:p>
          </table:table-cell>
          <table:table-cell office:value-type="string">
            <text:p>bcll</text:p>
          </table:table-cell>
          <table:table-cell office:value-type="string">
            <text:p>bclr</text:p>
          </table:table-cell>
          <table:table-cell office:value-type="string">
            <text:p>bwll</text:p>
          </table:table-cell>
          <table:table-cell table:number-columns-repeated="15"/>
          <table:table-cell office:value-type="string">
            <text:p>p</text:p>
          </table:table-cell>
          <table:table-cell table:number-columns-repeated="9"/>
          <table:table-cell office:value-type="string">
            <text:p>bwur</text:p>
          </table:table-cell>
        </table:table-row>
        <table:table-row table:style-name="ro1">
          <table:table-cell office:value-type="string">
            <text:p>bwll</text:p>
          </table:table-cell>
          <table:table-cell table:number-columns-repeated="25"/>
          <table:table-cell office:value-type="string">
            <text:p>bwur</text:p>
          </table:table-cell>
          <table:table-cell office:value-type="string">
            <text:p>bcul</text:p>
          </table:table-cell>
          <table:table-cell office:value-type="string">
            <text:p>bcur</text:p>
          </table:table-cell>
          <table:table-cell office:value-type="string">
            <text:p>bcul</text:p>
          </table:table-cell>
          <table:table-cell office:value-type="string">
            <text:p>bcur</text:p>
          </table:table-cell>
          <table:table-cell office:value-type="string">
            <text:p>bcul</text:p>
          </table:table-cell>
          <table:table-cell office:value-type="string">
            <text:p>bcur</text:p>
          </table:table-cell>
          <table:table-cell office:value-type="string">
            <text:p>bwul</text:p>
          </table:table-cell>
          <table:table-cell table:number-columns-repeated="25"/>
          <table:table-cell office:value-type="string">
            <text:p>bwlr</text:p>
          </table:table-cell>
        </table:table-row>
        <table:table-row table:style-name="ro1">
          <table:table-cell office:value-type="string">
            <text:p>bwul</text:p>
          </table:table-cell>
          <table:table-cell table:number-columns-repeated="25"/>
          <table:table-cell office:value-type="string">
            <text:p>bwlr</text:p>
          </table:table-cell>
          <table:table-cell office:value-type="string">
            <text:p>bcll</text:p>
          </table:table-cell>
          <table:table-cell office:value-type="string">
            <text:p>bclr</text:p>
          </table:table-cell>
          <table:table-cell office:value-type="string">
            <text:p>bcll</text:p>
          </table:table-cell>
          <table:table-cell office:value-type="string">
            <text:p>bclr</text:p>
          </table:table-cell>
          <table:table-cell office:value-type="string">
            <text:p>bcll</text:p>
          </table:table-cell>
          <table:table-cell office:value-type="string">
            <text:p>bclr</text:p>
          </table:table-cell>
          <table:table-cell office:value-type="string">
            <text:p>bwll</text:p>
          </table:table-cell>
          <table:table-cell table:number-columns-repeated="25"/>
          <table:table-cell office:value-type="string">
            <text:p>bwur</text:p>
          </table:table-cell>
        </table:table-row>
        <table:table-row table:style-name="ro1">
          <table:table-cell office:value-type="string">
            <text:p>bwll</text:p>
          </table:table-cell>
          <table:table-cell table:number-columns-repeated="25"/>
          <table:table-cell office:value-type="string">
            <text:p>bwur</text:p>
          </table:table-cell>
          <table:table-cell office:value-type="string">
            <text:p>bcul</text:p>
          </table:table-cell>
          <table:table-cell office:value-type="string">
            <text:p>bcur</text:p>
          </table:table-cell>
          <table:table-cell office:value-type="string">
            <text:p>bcul</text:p>
          </table:table-cell>
          <table:table-cell office:value-type="string">
            <text:p>bcur</text:p>
          </table:table-cell>
          <table:table-cell office:value-type="string">
            <text:p>bcul</text:p>
          </table:table-cell>
          <table:table-cell office:value-type="string">
            <text:p>bcur</text:p>
          </table:table-cell>
          <table:table-cell office:value-type="string">
            <text:p>bwul</text:p>
          </table:table-cell>
          <table:table-cell table:number-columns-repeated="25"/>
          <table:table-cell office:value-type="string">
            <text:p>bwlr</text:p>
          </table:table-cell>
        </table:table-row>
        <table:table-row table:style-name="ro1">
          <table:table-cell office:value-type="string">
            <text:p>bwul</text:p>
          </table:table-cell>
          <table:table-cell table:number-columns-repeated="25"/>
          <table:table-cell office:value-type="string">
            <text:p>bwlr</text:p>
          </table:table-cell>
          <table:table-cell office:value-type="string">
            <text:p>bcll</text:p>
          </table:table-cell>
          <table:table-cell office:value-type="string">
            <text:p>bclr</text:p>
          </table:table-cell>
          <table:table-cell office:value-type="string">
            <text:p>bcll</text:p>
          </table:table-cell>
          <table:table-cell office:value-type="string">
            <text:p>bclr</text:p>
          </table:table-cell>
          <table:table-cell office:value-type="string">
            <text:p>bcll</text:p>
          </table:table-cell>
          <table:table-cell office:value-type="string">
            <text:p>bclr</text:p>
          </table:table-cell>
          <table:table-cell office:value-type="string">
            <text:p>bwll</text:p>
          </table:table-cell>
          <table:table-cell table:number-columns-repeated="25"/>
          <table:table-cell office:value-type="string">
            <text:p>bwur</text:p>
          </table:table-cell>
        </table:table-row>
        <table:table-row table:style-name="ro1">
          <table:table-cell office:value-type="string">
            <text:p>bwll</text:p>
          </table:table-cell>
          <table:table-cell table:number-columns-repeated="25"/>
          <table:table-cell office:value-type="string">
            <text:p>bwur</text:p>
          </table:table-cell>
          <table:table-cell office:value-type="string">
            <text:p>bcul</text:p>
          </table:table-cell>
          <table:table-cell office:value-type="string">
            <text:p>bcur</text:p>
          </table:table-cell>
          <table:table-cell office:value-type="string">
            <text:p>bcul</text:p>
          </table:table-cell>
          <table:table-cell office:value-type="string">
            <text:p>bcur</text:p>
          </table:table-cell>
          <table:table-cell office:value-type="string">
            <text:p>bcul</text:p>
          </table:table-cell>
          <table:table-cell office:value-type="string">
            <text:p>bcur</text:p>
          </table:table-cell>
          <table:table-cell office:value-type="string">
            <text:p>bwul</text:p>
          </table:table-cell>
          <table:table-cell table:number-columns-repeated="25"/>
          <table:table-cell office:value-type="string">
            <text:p>bwlr</text:p>
          </table:table-cell>
        </table:table-row>
        <table:table-row table:style-name="ro1">
          <table:table-cell office:value-type="string">
            <text:p>bwul</text:p>
          </table:table-cell>
          <table:table-cell table:number-columns-repeated="25"/>
          <table:table-cell office:value-type="string">
            <text:p>bwlr</text:p>
          </table:table-cell>
          <table:table-cell office:value-type="string">
            <text:p>bcll</text:p>
          </table:table-cell>
          <table:table-cell office:value-type="string">
            <text:p>bclr</text:p>
          </table:table-cell>
          <table:table-cell office:value-type="string">
            <text:p>bcll</text:p>
          </table:table-cell>
          <table:table-cell office:value-type="string">
            <text:p>bclr</text:p>
          </table:table-cell>
          <table:table-cell office:value-type="string">
            <text:p>bcll</text:p>
          </table:table-cell>
          <table:table-cell office:value-type="string">
            <text:p>bclr</text:p>
          </table:table-cell>
          <table:table-cell office:value-type="string">
            <text:p>bwll</text:p>
          </table:table-cell>
          <table:table-cell table:number-columns-repeated="25"/>
          <table:table-cell office:value-type="string">
            <text:p>bwur</text:p>
          </table:table-cell>
        </table:table-row>
        <table:table-row table:style-name="ro1">
          <table:table-cell office:value-type="string">
            <text:p>bwll</text:p>
          </table:table-cell>
          <table:table-cell table:number-columns-repeated="25"/>
          <table:table-cell office:value-type="string">
            <text:p>bwur</text:p>
          </table:table-cell>
          <table:table-cell office:value-type="string">
            <text:p>bcul</text:p>
          </table:table-cell>
          <table:table-cell office:value-type="string">
            <text:p>bcur</text:p>
          </table:table-cell>
          <table:table-cell office:value-type="string">
            <text:p>bcul</text:p>
          </table:table-cell>
          <table:table-cell office:value-type="string">
            <text:p>bcur</text:p>
          </table:table-cell>
          <table:table-cell office:value-type="string">
            <text:p>bcul</text:p>
          </table:table-cell>
          <table:table-cell office:value-type="string">
            <text:p>bcur</text:p>
          </table:table-cell>
          <table:table-cell office:value-type="string">
            <text:p>bwul</text:p>
          </table:table-cell>
          <table:table-cell table:number-columns-repeated="25"/>
          <table:table-cell office:value-type="string">
            <text:p>bwlr</text:p>
          </table:table-cell>
        </table:table-row>
        <table:table-row table:style-name="ro1">
          <table:table-cell office:value-type="string">
            <text:p>bwul</text:p>
          </table:table-cell>
          <table:table-cell table:number-columns-repeated="25"/>
          <table:table-cell office:value-type="string">
            <text:p>bwlr</text:p>
          </table:table-cell>
          <table:table-cell office:value-type="string">
            <text:p>bcll</text:p>
          </table:table-cell>
          <table:table-cell office:value-type="string">
            <text:p>bclr</text:p>
          </table:table-cell>
          <table:table-cell office:value-type="string">
            <text:p>bcll</text:p>
          </table:table-cell>
          <table:table-cell office:value-type="string">
            <text:p>bclr</text:p>
          </table:table-cell>
          <table:table-cell office:value-type="string">
            <text:p>bcll</text:p>
          </table:table-cell>
          <table:table-cell office:value-type="string">
            <text:p>bclr</text:p>
          </table:table-cell>
          <table:table-cell office:value-type="string">
            <text:p>bwll</text:p>
          </table:table-cell>
          <table:table-cell table:number-columns-repeated="25"/>
          <table:table-cell office:value-type="string">
            <text:p>bwur</text:p>
          </table:table-cell>
        </table:table-row>
        <table:table-row table:style-name="ro1">
          <table:table-cell office:value-type="string">
            <text:p>bwll</text:p>
          </table:table-cell>
          <table:table-cell table:number-columns-repeated="25"/>
          <table:table-cell office:value-type="string">
            <text:p>bwur</text:p>
          </table:table-cell>
          <table:table-cell office:value-type="string">
            <text:p>bcul</text:p>
          </table:table-cell>
          <table:table-cell office:value-type="string">
            <text:p>bcur</text:p>
          </table:table-cell>
          <table:table-cell office:value-type="string">
            <text:p>bcul</text:p>
          </table:table-cell>
          <table:table-cell office:value-type="string">
            <text:p>bcur</text:p>
          </table:table-cell>
          <table:table-cell office:value-type="string">
            <text:p>bcul</text:p>
          </table:table-cell>
          <table:table-cell office:value-type="string">
            <text:p>bcur</text:p>
          </table:table-cell>
          <table:table-cell office:value-type="string">
            <text:p>bwul</text:p>
          </table:table-cell>
          <table:table-cell table:number-columns-repeated="25"/>
          <table:table-cell office:value-type="string">
            <text:p>bwlr</text:p>
          </table:table-cell>
        </table:table-row>
        <table:table-row table:style-name="ro1">
          <table:table-cell office:value-type="string">
            <text:p>bwul</text:p>
          </table:table-cell>
          <table:table-cell table:number-columns-repeated="25"/>
          <table:table-cell office:value-type="string">
            <text:p>bwlr</text:p>
          </table:table-cell>
          <table:table-cell office:value-type="string">
            <text:p>bcll</text:p>
          </table:table-cell>
          <table:table-cell office:value-type="string">
            <text:p>bclr</text:p>
          </table:table-cell>
          <table:table-cell office:value-type="string">
            <text:p>bcll</text:p>
          </table:table-cell>
          <table:table-cell office:value-type="string">
            <text:p>bclr</text:p>
          </table:table-cell>
          <table:table-cell office:value-type="string">
            <text:p>bcll</text:p>
          </table:table-cell>
          <table:table-cell office:value-type="string">
            <text:p>bclr</text:p>
          </table:table-cell>
          <table:table-cell office:value-type="string">
            <text:p>bwll</text:p>
          </table:table-cell>
          <table:table-cell table:number-columns-repeated="25"/>
          <table:table-cell office:value-type="string">
            <text:p>bwur</text:p>
          </table:table-cell>
        </table:table-row>
        <table:table-row table:style-name="ro1">
          <table:table-cell office:value-type="string">
            <text:p>bwll</text:p>
          </table:table-cell>
          <table:table-cell table:number-columns-repeated="25"/>
          <table:table-cell office:value-type="string">
            <text:p>bell</text:p>
          </table:table-cell>
          <table:table-cell office:value-type="string">
            <text:p>bmll</text:p>
          </table:table-cell>
          <table:table-cell office:value-type="string">
            <text:p>bmlr</text:p>
          </table:table-cell>
          <table:table-cell office:value-type="string">
            <text:p>bmll</text:p>
          </table:table-cell>
          <table:table-cell office:value-type="string">
            <text:p>bmlr</text:p>
          </table:table-cell>
          <table:table-cell office:value-type="string">
            <text:p>bmll</text:p>
          </table:table-cell>
          <table:table-cell office:value-type="string">
            <text:p>bmlr</text:p>
          </table:table-cell>
          <table:table-cell office:value-type="string">
            <text:p>belr</text:p>
          </table:table-cell>
          <table:table-cell table:number-columns-repeated="25"/>
          <table:table-cell office:value-type="string">
            <text:p>bwlr</text:p>
          </table:table-cell>
        </table:table-row>
        <table:table-row table:style-name="ro1">
          <table:table-cell office:value-type="string">
            <text:p>bwul</text:p>
          </table:table-cell>
          <table:table-cell table:number-columns-repeated="58"/>
          <table:table-cell office:value-type="string">
            <text:p>bwur</text:p>
          </table:table-cell>
        </table:table-row>
        <table:table-row table:style-name="ro1">
          <table:table-cell office:value-type="string">
            <text:p>bwll</text:p>
          </table:table-cell>
          <table:table-cell table:number-columns-repeated="58"/>
          <table:table-cell office:value-type="string">
            <text:p>bwlr</text:p>
          </table:table-cell>
        </table:table-row>
        <table:table-row table:style-name="ro1">
          <table:table-cell office:value-type="string">
            <text:p>bwul</text:p>
          </table:table-cell>
          <table:table-cell table:number-columns-repeated="58"/>
          <table:table-cell office:value-type="string">
            <text:p>bwur</text:p>
          </table:table-cell>
        </table:table-row>
        <table:table-row table:style-name="ro1">
          <table:table-cell office:value-type="string">
            <text:p>bwll</text:p>
          </table:table-cell>
          <table:table-cell table:number-columns-repeated="58"/>
          <table:table-cell office:value-type="string">
            <text:p>bwlr</text:p>
          </table:table-cell>
        </table:table-row>
        <table:table-row table:style-name="ro1">
          <table:table-cell office:value-type="string">
            <text:p>bwul</text:p>
          </table:table-cell>
          <table:table-cell table:number-columns-repeated="58"/>
          <table:table-cell office:value-type="string">
            <text:p>bwur</text:p>
          </table:table-cell>
        </table:table-row>
        <table:table-row table:style-name="ro1">
          <table:table-cell office:value-type="string">
            <text:p>bwll</text:p>
          </table:table-cell>
          <table:table-cell table:number-columns-repeated="58"/>
          <table:table-cell office:value-type="string">
            <text:p>bwlr</text:p>
          </table:table-cell>
        </table:table-row>
        <table:table-row table:style-name="ro1">
          <table:table-cell office:value-type="string">
            <text:p>bwul</text:p>
          </table:table-cell>
          <table:table-cell table:number-columns-repeated="58"/>
          <table:table-cell office:value-type="string">
            <text:p>bwur</text:p>
          </table:table-cell>
        </table:table-row>
        <table:table-row table:style-name="ro1">
          <table:table-cell office:value-type="string">
            <text:p>bwll</text:p>
          </table:table-cell>
          <table:table-cell table:number-columns-repeated="58"/>
          <table:table-cell office:value-type="string">
            <text:p>bwlr</text:p>
          </table:table-cell>
        </table:table-row>
        <table:table-row table:style-name="ro1">
          <table:table-cell office:value-type="string">
            <text:p>bill</text:p>
          </table:table-cell>
          <table:table-cell office:value-type="string">
            <text:p>bmul</text:p>
          </table:table-cell>
          <table:table-cell office:value-type="string">
            <text:p>bmur</text:p>
          </table:table-cell>
          <table:table-cell office:value-type="string">
            <text:p>bmul</text:p>
          </table:table-cell>
          <table:table-cell office:value-type="string">
            <text:p>bmur</text:p>
          </table:table-cell>
          <table:table-cell office:value-type="string">
            <text:p>bmul</text:p>
          </table:table-cell>
          <table:table-cell office:value-type="string">
            <text:p>bmur</text:p>
          </table:table-cell>
          <table:table-cell office:value-type="string">
            <text:p>bmul</text:p>
          </table:table-cell>
          <table:table-cell office:value-type="string">
            <text:p>bmur</text:p>
          </table:table-cell>
          <table:table-cell office:value-type="string">
            <text:p>bmul</text:p>
          </table:table-cell>
          <table:table-cell office:value-type="string">
            <text:p>bmur</text:p>
          </table:table-cell>
          <table:table-cell office:value-type="string">
            <text:p>bmul</text:p>
          </table:table-cell>
          <table:table-cell office:value-type="string">
            <text:p>bmur</text:p>
          </table:table-cell>
          <table:table-cell office:value-type="string">
            <text:p>bmul</text:p>
          </table:table-cell>
          <table:table-cell office:value-type="string">
            <text:p>bmur</text:p>
          </table:table-cell>
          <table:table-cell office:value-type="string">
            <text:p>bmul</text:p>
          </table:table-cell>
          <table:table-cell office:value-type="string">
            <text:p>bmur</text:p>
          </table:table-cell>
          <table:table-cell office:value-type="string">
            <text:p>bmul</text:p>
          </table:table-cell>
          <table:table-cell office:value-type="string">
            <text:p>bmur</text:p>
          </table:table-cell>
          <table:table-cell office:value-type="string">
            <text:p>bmul</text:p>
          </table:table-cell>
          <table:table-cell office:value-type="string">
            <text:p>bmur</text:p>
          </table:table-cell>
          <table:table-cell office:value-type="string">
            <text:p>bmul</text:p>
          </table:table-cell>
          <table:table-cell office:value-type="string">
            <text:p>bmur</text:p>
          </table:table-cell>
          <table:table-cell office:value-type="string">
            <text:p>bmul</text:p>
          </table:table-cell>
          <table:table-cell office:value-type="string">
            <text:p>bmur</text:p>
          </table:table-cell>
          <table:table-cell office:value-type="string">
            <text:p>bmul</text:p>
          </table:table-cell>
          <table:table-cell office:value-type="string">
            <text:p>bmur</text:p>
          </table:table-cell>
          <table:table-cell office:value-type="string">
            <text:p>bmul</text:p>
          </table:table-cell>
          <table:table-cell office:value-type="string">
            <text:p>bmur</text:p>
          </table:table-cell>
          <table:table-cell office:value-type="string">
            <text:p>bmul</text:p>
          </table:table-cell>
          <table:table-cell office:value-type="string">
            <text:p>bmur</text:p>
          </table:table-cell>
          <table:table-cell office:value-type="string">
            <text:p>bmul</text:p>
          </table:table-cell>
          <table:table-cell office:value-type="string">
            <text:p>bmur</text:p>
          </table:table-cell>
          <table:table-cell office:value-type="string">
            <text:p>bmul</text:p>
          </table:table-cell>
          <table:table-cell office:value-type="string">
            <text:p>bmur</text:p>
          </table:table-cell>
          <table:table-cell office:value-type="string">
            <text:p>bmul</text:p>
          </table:table-cell>
          <table:table-cell office:value-type="string">
            <text:p>bmur</text:p>
          </table:table-cell>
          <table:table-cell office:value-type="string">
            <text:p>bmul</text:p>
          </table:table-cell>
          <table:table-cell office:value-type="string">
            <text:p>bmur</text:p>
          </table:table-cell>
          <table:table-cell office:value-type="string">
            <text:p>bmul</text:p>
          </table:table-cell>
          <table:table-cell office:value-type="string">
            <text:p>bmur</text:p>
          </table:table-cell>
          <table:table-cell office:value-type="string">
            <text:p>bmul</text:p>
          </table:table-cell>
          <table:table-cell office:value-type="string">
            <text:p>bmur</text:p>
          </table:table-cell>
          <table:table-cell office:value-type="string">
            <text:p>bmul</text:p>
          </table:table-cell>
          <table:table-cell office:value-type="string">
            <text:p>bmur</text:p>
          </table:table-cell>
          <table:table-cell office:value-type="string">
            <text:p>bmul</text:p>
          </table:table-cell>
          <table:table-cell office:value-type="string">
            <text:p>bmur</text:p>
          </table:table-cell>
          <table:table-cell office:value-type="string">
            <text:p>bmul</text:p>
          </table:table-cell>
          <table:table-cell office:value-type="string">
            <text:p>bmur</text:p>
          </table:table-cell>
          <table:table-cell office:value-type="string">
            <text:p>bmul</text:p>
          </table:table-cell>
          <table:table-cell office:value-type="string">
            <text:p>bmur</text:p>
          </table:table-cell>
          <table:table-cell office:value-type="string">
            <text:p>bmul</text:p>
          </table:table-cell>
          <table:table-cell office:value-type="string">
            <text:p>bmur</text:p>
          </table:table-cell>
          <table:table-cell office:value-type="string">
            <text:p>bmul</text:p>
          </table:table-cell>
          <table:table-cell office:value-type="string">
            <text:p>bmur</text:p>
          </table:table-cell>
          <table:table-cell office:value-type="string">
            <text:p>bmul</text:p>
          </table:table-cell>
          <table:table-cell office:value-type="string">
            <text:p>bmur</text:p>
          </table:table-cell>
          <table:table-cell office:value-type="string">
            <text:p>bmul</text:p>
          </table:table-cell>
          <table:table-cell office:value-type="string">
            <text:p>bmur</text:p>
          </table:table-cell>
          <table:table-cell office:value-type="string">
            <text:p>bilr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00cc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9">09/04/2015</text:date>, <text:time>08:47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Lawson</meta:initial-creator>
    <meta:creation-date>2015-04-09T08:23:38</meta:creation-date>
    <dc:date>2015-04-09T08:47:53</dc:date>
    <dc:creator>Paul Lawson</dc:creator>
    <meta:editing-duration>PT8M2S</meta:editing-duration>
    <meta:editing-cycles>1</meta:editing-cycles>
    <meta:document-statistic meta:table-count="1" meta:cell-count="350" meta:object-count="0"/>
    <meta:generator>OpenOffice/4.1.1$Unix OpenOffice.org_project/411m6$Build-9775</meta:generator>
  </office:meta>
</office:document-meta>
</file>